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Calibri" fo:font-size="12pt" style:font-size-asian="12pt" style:font-size-complex="12pt"/>
    </style:style>
    <style:style style:name="P2" style:family="paragraph" style:parent-style-name="Standard">
      <style:text-properties style:font-name="Calibri" fo:font-size="12pt" fo:font-weight="bold" style:font-size-asian="12pt" style:font-weight-asian="bold" style:font-size-complex="12pt" style:font-weight-complex="bold"/>
    </style:style>
    <style:style style:name="P3" style:family="paragraph" style:parent-style-name="Standard">
      <style:text-properties style:font-name="Calibri" fo:font-size="16pt" fo:font-weight="bold" style:font-size-asian="16pt" style:font-weight-asian="bold" style:font-size-complex="16pt" style:font-weight-complex="bold"/>
    </style:style>
    <style:style style:name="P4" style:family="paragraph" style:parent-style-name="Standard">
      <style:text-properties style:font-name="Calibri" fo:font-size="13pt" fo:font-weight="bold" style:font-size-asian="13pt" style:font-weight-asian="bold" style:font-size-complex="13pt" style:font-weight-complex="bold"/>
    </style:style>
    <style:style style:name="P5" style:family="paragraph" style:parent-style-name="Standard" style:list-style-name="L2">
      <style:text-properties style:font-name="Calibri" fo:font-size="12pt" style:font-size-asian="12pt" style:font-size-complex="12pt"/>
    </style:style>
    <style:style style:name="P6" style:family="paragraph" style:parent-style-name="Standard" style:list-style-name="L1">
      <style:paragraph-properties fo:margin-top="0cm" fo:margin-bottom="0.199cm"/>
      <style:text-properties style:font-name="Calibri" fo:font-size="12pt" style:font-size-asian="12pt" style:font-size-complex="12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area para DI07.</text:p>
      <text:p text:style-name="P1"/>
      <text:p text:style-name="P4">Detalles de la tarea de esta unidad.</text:p>
      <text:p text:style-name="P1"/>
      <text:p text:style-name="P2">Enunciado.</text:p>
      <text:p text:style-name="P1">Nos encontramos con un carpeta que contiene el código de una aplicación Java de escritorio. En el proyecto Java que se adjunta nos encontramos con una aplicación de entorno gráfico. La aplicación permite seleccionar un fichero de texto (extensión .txt) y buscar en su interior un texto. </text:p>
      <text:p text:style-name="P1"/>
      <text:p text:style-name="P1">Para realizar esta tarea es necesario partir del código fuente de la aplicación mencionada anteriormente. Puedes descargar el código fuente de la aplicación desde el siguiente enlace: <text:a xlink:type="simple" xlink:href="https://www.adistanciafparagon.es/pluginfile.php/6862/mod_resource/content/5/DI07_Tarea/Fuentes_Tarea_U07.zip" text:style-name="Internet_20_link" text:visited-style-name="Visited_20_Internet_20_Link">Descargar Código Fuente</text:a></text:p>
      <text:p text:style-name="P1"/>
      <text:list xml:id="list7298710694557215541" text:style-name="L1">
        <text:list-item>
          <text:p text:style-name="P6">Crear un nuevo proyecto Java que utilice código existente. El código existente será el proporcionado para la actividad.</text:p>
        </text:list-item>
        <text:list-item>
          <text:p text:style-name="P6">Añade las librerías "Swing Layout Extension" al proyecto.</text:p>
        </text:list-item>
        <text:list-item>
          <text:p text:style-name="P6">Construye el proyecto y crea el fichero JAR.</text:p>
        </text:list-item>
        <text:list-item>
          <text:p text:style-name="P6">Ejecuta y comprueba que la aplicación se ejecuta fuera de NetBeans.</text:p>
        </text:list-item>
        <text:list-item>
          <text:p text:style-name="P6">Crear un instalable con NSIS para instalar y ejecutar la aplicación en Windows.</text:p>
        </text:list-item>
      </text:list>
      <text:p text:style-name="P1"/>
      <text:p text:style-name="P2">Criterios de puntuación. Total 10 puntos.</text:p>
      <text:list xml:id="list422871085200088400" text:style-name="L2">
        <text:list-item>
          <text:p text:style-name="P5">Crear un nuevo proyecto Java que utilice código existente. El código existente será el proporcionado para la actividad. 1 punto.</text:p>
        </text:list-item>
        <text:list-item>
          <text:p text:style-name="P5">Añade las librerías "Swing Layout Extension" al proyecto. 2 puntos.</text:p>
        </text:list-item>
        <text:list-item>
          <text:p text:style-name="P5">Construye el proyecto y crea el fichero JAR. 2 puntos.</text:p>
        </text:list-item>
        <text:list-item>
          <text:p text:style-name="P5">Ejecuta y comprueba que la aplicación se ejecuta fuera de NetBeans. 2 puntos.</text:p>
        </text:list-item>
        <text:list-item>
          <text:p text:style-name="P5">Crear un instalable con NSIS para ejecutar la aplicación en Windows. 3 puntos.</text:p>
        </text:list-item>
      </text:list>
      <text:p text:style-name="P1"/>
      <text:p text:style-name="P1"><text:a xlink:type="simple" xlink:href="http://nsis.sourceforge.net/Main_Page" text:style-name="Internet_20_link" text:visited-style-name="Visited_20_Internet_20_Link">Página principal del proyecto NSIS.</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MS Gothic" style:font-size-asian="18pt" style:font-weight-asian="bold" style:font-name-complex="Tahoma"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MS PGothic" style:font-size-asian="10pt" style:font-name-complex="Courier New" style:font-size-complex="10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MS PGothic" style:font-name-complex="Courier New"/>
    </style:style>
    <style:style style:name="ACRONYM"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7H34M4S</meta:editing-duration>
    <meta:editing-cycles>10</meta:editing-cycles>
    <meta:generator>OpenOffice/4.1.11$Win32 OpenOffice.org_project/4111m1$Build-9808</meta:generator>
    <dc:date>2022-03-21T18:30:01.54</dc:date>
    <meta:document-statistic meta:table-count="0" meta:image-count="0" meta:object-count="0" meta:page-count="1" meta:paragraph-count="17" meta:word-count="233" meta:character-count="1422"/>
    <meta:user-defined meta:name="Info 1"/>
    <meta:user-defined meta:name="Info 2"/>
    <meta:user-defined meta:name="Info 3"/>
    <meta:user-defined meta:name="Info 4"/>
  </office:meta>
</office:document-meta>
</file>